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style:style style:name="T3" style:family="text">
      <style:text-properties fo:font-style="italic"/>
    </style:style>
  </office:automatic-styles>
  <office:body>
    <office:text>
      <text:p text:style-name="Normal"><text:span text:style-name="T1">Libra, privacidad y GDPR</text:span></text:p>
      <text:p text:style-name="Normal">28/10/2019 By <text:span text:style-name="T2">Alvaro Ruiz</text:span> </text:p>
      <text:p text:style-name="Normal">Como hemos hablado en el articulo <text:span text:style-name="T3">Cómo funciona Libra</text:span> el funcionamiento de libra tiene una serie de implicaciones que puede afectar a los procesos y responsabilidades de las empresas en algunos aspectos. Uno de ellos es sin duda la privacidad de los datos y el cumplimiento de la directiva GDPR.</text:p>
      <text:p text:style-name="Normal">La GDPR establece los criterios por los que las empresas pueden pedirnos datos y usarlos. Si, yo también me asusto con los acrónimos de mas de 3 letras pero no es muy complicado y lo cierto es que tiene mucho sentido. De hecho el objetivo principal de la directiva se puede resumir en unos pocos puntos básicos:</text:p>
      <text:p text:style-name="Normal">Las empresas deben definir un propósito especifico para pedirte datos</text:p>
      <text:p text:style-name="Normal">Las empresas deben informarte de cual es este propósito en <text:span text:style-name="T3">roman paladino</text:span>, si no se entiende no es informar.</text:p>
      <text:p text:style-name="Normal">Las empresas solo pueden usar tu datos para el propósito para el que te han informado y no otro, ni pueden guardarlos más del tiempo necesario para lo indicado en éste.</text:p>
      <text:p text:style-name="Normal">Las empresas deben disponer de los medios necesarios para guardar tus datos de forma segura.</text:p>
      <text:p text:style-name="Normal">Hasta aquí todo parece justo y necesario pero, ¿qué implicaciones tendría esto en el caso de datos relacionados con Libra?</text:p>
      <text:p text:style-name="Normal">El primer tema a tener en cuenta es qué datos personales debemos pedir para un pago con Libra y cuales almacenamos. En este caso lo más delicado es la posible conexión que se puede hacer entre el numero de móvil y la cartera de Libra y ésta con el pseudónimo (en muchísimos casos nombres reales) de Facebook. Libra no proporciona este enlace, es decir, conocer una cuenta Libra no la relaciona con un perfil en redes sociales, pero a través del análisis del historial de navegación y sesiones abiertas si es posible que gente demasiado curiosa pueda juntar los cabos sueltos.</text:p>
      <text:p text:style-name="Normal">Esta circunstancia no amplía las responsabilidades pero sí los “beneficios” que reporta un posible robo de datos debido a esta conexión que se puede establecer entre datos muy delicados que van más allá de datos personales y potencialmente unidos a comportamientos y patrones de compra a través del perfil Facebook.</text:p>
      <text:p text:style-name="Normal">¿Quiere esto decir que Libra es inseguro? No. El sistema diseñado para implantar Libra es seguro pero la gestión de datos relacionados con Libra es un tema delicado que puede convertirse en el talón de Aquiles de aquellas empresas que no sean escrupulosas en su gestión GDPR.</text:p>
      <text:p text:style-name="Normal">¿Cómo afecta esto a tu negocio? Haciendo las cosas bien, no debe afectar en absoluto. Y hacer las cosas bien es muy sencillo, lo puedes ver unas lineas más arriba. Básicamente se trata de no pedir ni guardar datos de los que no te ves capaz de hacerte responsable o si necesitas usarlos y reusarlos tras el correspondiente consentimiento del usuario asegúrate de contar con las medidas adecuadas para proteger estos datos de forma segura. No es que vayan a poder robar las Libras de tus clientes pero esos datos con Libra se convierten en más valiosos aún y por ello la responsabilidad, y el coste de cagarla, es mayor.</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